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f4767" officeooo:paragraph-rsid="000f4767" style:font-weight-asian="bold" style:font-weight-complex="bold"/>
    </style:style>
    <style:style style:name="P2" style:family="paragraph" style:parent-style-name="Standard">
      <style:text-properties style:font-name="Arial" fo:font-weight="normal" officeooo:rsid="000f4767" officeooo:paragraph-rsid="000f476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2</text:p>
      <text:p text:style-name="P1"/>
      <text:p text:style-name="P1">p.verse {color:maroon; margin-left: 60px} </text:p>
      <text:p text:style-name="P1"/>
      <text:p text:style-name="P2">-Este es el código que muestra los dos primeros párrafos del poema diferente a los de mas, tanto en color (maroon) y en los márgenes que lo rodean (60p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20:18.988767708</meta:creation-date>
    <dc:date>2016-11-16T09:27:35.579595361</dc:date>
    <meta:editing-duration>PT5M5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35" meta:character-count="206" meta:non-whitespace-character-count="173"/>
  </office:meta>
</office:document-meta>
</file>